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oVariableReplacement.UndoVariableReplacement( CompoundVariable masterFunction ,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oVariableReplacement.transformValue(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